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 style:list-style-name="L4">
      <style:paragraph-properties fo:margin-left="1.251cm" fo:margin-right="0cm" fo:text-align="start" style:justify-single-word="false" fo:text-indent="0cm" style:auto-text-indent="false"/>
    </style:style>
    <style:style style:name="P12" style:family="paragraph" style:parent-style-name="Standard" style:list-style-name="L4">
      <style:paragraph-properties fo:margin-left="2.501cm" fo:margin-right="0cm" fo:text-align="start" style:justify-single-word="false" fo:text-indent="0cm" style:auto-text-indent="false"/>
    </style:style>
    <style:style style:name="P1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 style:list-style-name="L5">
      <style:paragraph-properties fo:margin-left="1.251cm" fo:margin-right="0cm" fo:text-align="start" style:justify-single-word="false" fo:text-indent="0cm" style:auto-text-indent="false"/>
    </style:style>
    <style:style style:name="P15" style:family="paragraph">
      <style:paragraph-properties fo:text-align="center"/>
    </style:style>
    <style:style style:name="P16" style:family="paragraph" style:parent-style-name="Standard" style:list-style-name="L5">
      <style:paragraph-properties fo:margin-left="2.501cm" fo:margin-right="0cm" fo:text-align="start" style:justify-single-word="false" fo:text-indent="0cm" style:auto-text-indent="false"/>
    </style:style>
    <style:style style:name="P17" style:family="paragraph" style:parent-style-name="Standard" style:list-style-name="L5">
      <style:paragraph-properties fo:margin-left="1.251cm" fo:margin-right="0cm" fo:text-indent="0cm" style:auto-text-indent="false"/>
    </style:style>
    <style:style style:name="P18" style:family="paragraph" style:parent-style-name="Standard" style:list-style-name="L5">
      <style:paragraph-properties fo:margin-left="0cm" fo:margin-right="0cm" fo:text-indent="0cm" style:auto-text-indent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 computing e architetture parallele:</text:p>
      <text:p text:style-name="P1"/>
      <text:list text:style-name="L1">
        <text:list-item>
          <text:p text:style-name="P2">Grid computing: paradigma/infrastruttura che abilita la condivisione, la selezione e l'aggregazione di risorse distribuite.</text:p>
        </text:list-item>
        <text:list-item>
          <text:p text:style-name="P2">Risorsa distribuita: è un concetto molto generale che può indicare risorse HW, software, dati, periferiche, persone (virtua organization) che cooperano allo stesso problema pur essendo distribuite geograficamente oppure eterogenee.</text:p>
        </text:list-item>
        <text:list-item>
          <text:p text:style-name="P2">Obiettivo: risoluzione di problemi di larga scala attualmente non fattibile con le macchine a disposizione.</text:p>
        </text:list-item>
        <text:list-item>
          <text:p text:style-name="P3">Availability, reliability;</text:p>
        </text:list-item>
        <text:list-item>
          <text:p text:style-name="P3">Prestazioni;</text:p>
        </text:list-item>
        <text:list-item>
          <text:p text:style-name="P3">Modularità e facilità di espansione;</text:p>
        </text:list-item>
        <text:list-item>
          <text:p text:style-name="P3">Condivisione di risorse;</text:p>
        </text:list-item>
        <text:list-item>
          <text:p text:style-name="P3">Load balancing;</text:p>
        </text:list-item>
        <text:list-item>
          <text:p text:style-name="P3">Buone prestazioni anche in caso di overload.</text:p>
        </text:list-item>
        <text:list-item>
          <text:p text:style-name="P4">Peculiarità:</text:p>
        </text:list-item>
        <text:list-item>
          <text:p text:style-name="P3">Molteplicità di risorse eterogenee;</text:p>
        </text:list-item>
        <text:list-item>
          <text:p text:style-name="P3">Interconnessioni;</text:p>
        </text:list-item>
        <text:list-item>
          <text:p text:style-name="P3">Unità di controllo (coordinamento);</text:p>
        </text:list-item>
        <text:list-item>
          <text:p text:style-name="P3">Trasparenza di programmazione e di utenza;</text:p>
        </text:list-item>
        <text:list-item>
          <text:p text:style-name="P3">Autonomia di componenti</text:p>
        </text:list-item>
        <text:list-item>
          <text:p text:style-name="P4">Problematiche:</text:p>
        </text:list-item>
        <text:list-item>
          <text:p text:style-name="P3">Eterogeneità delle risorse;</text:p>
        </text:list-item>
        <text:list-item>
          <text:p text:style-name="P3">Indirizzamenti / Nomenclatura;</text:p>
        </text:list-item>
        <text:list-item>
          <text:p text:style-name="P3">Ownership: chi controlla la risorsa e problemi di sicurezza;</text:p>
        </text:list-item>
        <text:list-item>
          <text:p text:style-name="P3">Accesso concorrente;</text:p>
        </text:list-item>
        <text:list-item>
          <text:p text:style-name="P3">Coerenza della cache;</text:p>
        </text:list-item>
        <text:list-item>
          <text:p text:style-name="P3">Parallelizzazione del problema (scomposizione del dominio).</text:p>
        </text:list-item>
        <text:list-item>
          <text:p text:style-name="P4">Applicazioni principali:</text:p>
        </text:list-item>
        <text:list-item>
          <text:p text:style-name="P3">Simulazioni fisiche (previsioni del tempo, dinamica molecolare);</text:p>
        </text:list-item>
        <text:list-item>
          <text:p text:style-name="P3">Filtraggio filmati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Parallel Computing:</text:p>
      <text:p text:style-name="P6"/>
      <text:list text:style-name="L2">
        <text:list-item>
          <text:p text:style-name="P7">Speed-Up: incremento di prestazioni all'aumentare del numero di CPU;</text:p>
          <text:p text:style-name="P7">fissata la macchina e l'applicazione e definito P = #CPU e T = tempo di esecuzione:</text:p>
        </text:list-item>
      </text:list>
      <text:p text:style-name="P6"><draw:frame draw:style-name="fr1" draw:name="Oggetto1" text:anchor-type="as-char" svg:width="1.577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list text:style-name="L3">
        <text:list-item>
          <text:p text:style-name="P8">Efficienza: capacità di sfruttare la potenza di calcolo: <draw:frame draw:style-name="fr1" draw:name="Oggetto2" text:anchor-type="as-char" svg:width="1.602cm" svg:height="1.06cm" draw:z-index="1"><draw:object xlink:href="./Object 2" xlink:type="simple" xlink:show="embed" xlink:actuate="onLoad"/><draw:image xlink:href="./ObjectReplacements/Object 2" xlink:type="simple" xlink:show="embed" xlink:actuate="onLoad"/></draw:frame>;</text:p>
          <text:p text:style-name="P8">si vorrebbe un'efficienza lineare (= 1) o anche più che lineare ma è difficile da ottenere.</text:p>
        </text:list-item>
        <text:list-item>
          <text:p text:style-name="P8">Legge di Amdahl: spiega la difficoltà di ottenere Speed-Up lineari;</text:p>
          <text:p text:style-name="P8"><draw:frame draw:style-name="fr1" draw:name="Oggetto3" text:anchor-type="as-char" svg:width="2.252cm" svg:height="0.529cm" draw:z-index="2"><draw:object xlink:href="./Object 3" xlink:type="simple" xlink:show="embed" xlink:actuate="onLoad"/><draw:image xlink:href="./ObjectReplacements/Object 3" xlink:type="simple" xlink:show="embed" xlink:actuate="onLoad"/></draw:frame>, ovvero il tempo d'esecuzione di un programma è scomponibile in una componente seriale ed una parallelizzabile;</text:p>
          <text:p text:style-name="P8">La % di codice sequenziale si esprime con <draw:frame draw:style-name="fr1" draw:name="Oggetto4" text:anchor-type="as-char" svg:width="2.404cm" svg:height="1.124cm" draw:z-index="3"><draw:object xlink:href="./Object 4" xlink:type="simple" xlink:show="embed" xlink:actuate="onLoad"/><draw:image xlink:href="./ObjectReplacements/Object 4" xlink:type="simple" xlink:show="embed" xlink:actuate="onLoad"/></draw:frame>;</text:p>
          <text:p text:style-name="P8">Il tempo di esecuzione con un numero N di processori è: <draw:frame draw:style-name="fr1" draw:name="Oggetto5" text:anchor-type="as-char" svg:width="2.485cm" svg:height="1.124cm" draw:z-index="4"><draw:object xlink:href="./Object 5" xlink:type="simple" xlink:show="embed" xlink:actuate="onLoad"/><draw:image xlink:href="./ObjectReplacements/Object 5" xlink:type="simple" xlink:show="embed" xlink:actuate="onLoad"/></draw:frame>;</text:p>
          <text:p text:style-name="P8">Dunque si ricava che: <draw:frame draw:style-name="fr1" draw:name="Oggetto6" text:anchor-type="as-char" svg:width="3.706cm" svg:height="1.06cm" draw:z-index="5"><draw:object xlink:href="./Object 6" xlink:type="simple" xlink:show="embed" xlink:actuate="onLoad"/><draw:image xlink:href="./ObjectReplacements/Object 6" xlink:type="simple" xlink:show="embed" xlink:actuate="onLoad"/></draw:frame>.</text:p>
          <text:p text:style-name="P8">Ciò significa che solo se<draw:frame draw:style-name="fr1" draw:name="Oggetto7" text:anchor-type="as-char" svg:width="1.245cm" svg:height="0.529cm" draw:z-index="6"><draw:object xlink:href="./Object 7" xlink:type="simple" xlink:show="embed" xlink:actuate="onLoad"/><draw:image xlink:href="./ObjectReplacements/Object 7" xlink:type="simple" xlink:show="embed" xlink:actuate="onLoad"/></draw:frame>lo Speed-Up può essere lineare, altrimenti si giunge ad un livello di saturazione.</text:p>
          <text:p text:style-name="P8">In realtà non è neanche così perchè aumentare il numero di CPU aumenta inevitabilmente i tempi di comunicazione e coordinamento.</text:p>
          <text:p text:style-name="P8">Dunque all'aumentare di N non c'è saturazione ma persino una decrescita di Speed-Up dopo un livello di massimo.</text:p>
          <text:p text:style-name="P8">L'approccio multiprocessore parrebbe non aver senso...</text:p>
          <text:p text:style-name="P8">ma se consideriamo<draw:frame draw:style-name="fr1" draw:name="Oggetto8" text:anchor-type="as-char" svg:width="5.018cm" svg:height="1.062cm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8">dove l'ultima è la parte che indica la complessità del problema si scopre che k dipende da N;</text:p>
          <text:p text:style-name="P8">che ci porta a scrivere la formula dello Speed-Up scalato: <draw:frame draw:style-name="fr1" draw:name="Oggetto9" text:anchor-type="as-char" svg:width="3.011cm" svg:height="1.034cm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8">che prova che l'approccio multiprocessore può essere utile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Modelli Hardware:</text:p>
      <text:list text:style-name="L4">
        <text:list-item>
          <text:p text:style-name="P10">Macchine a memoria condivisa: Symmetric MultiProcessor</text:p>
          <text:p text:style-name="P10">perchè <text:s/>non hanno percorsi preferenziali di accesso alla memoria.</text:p>
        </text:list-item>
        <text:list-item>
          <text:p text:style-name="P11">Uniform Memory Access;</text:p>
        </text:list-item>
        <text:list-item>
          <text:p text:style-name="P11">Non Uniform Memory Access: sfruttano la località spaziale dei dati grazie ad un raggruppamento a “grappoli” delle CPU e di una chache di terzo livello.</text:p>
          <text:p text:style-name="P10">Il collo di bottiglia è il BUS della memoria condiviso.</text:p>
          <text:p text:style-name="P10">E' inoltre importante gestire il problema della coerenza della cache.</text:p>
          <text:p text:style-name="P10">L'algoritmo più usato per affrontare questo problema è lo snooping algorithm:</text:p>
        </text:list-item>
        <text:list-item>
          <text:p text:style-name="P11">letture multiple dello stesso dato non creano problemi;</text:p>
        </text:list-item>
        <text:list-item>
          <text:p text:style-name="P11">in caso di scrittura introducono uno snoop tag che monitora il BUS condiviso:</text:p>
        </text:list-item>
        <text:list-item>
          <text:p text:style-name="P12">Write Invalidate: prima di aggiornare il dato si manda un segnale di “invalidate” e NON si aggiorna la memoria;</text:p>
        </text:list-item>
        <text:list-item>
          <text:p text:style-name="P12">Write Update: non si invalida la cache ma si manda il dato aggiornato (pesantissimo).</text:p>
        </text:list-item>
        <text:list-item>
          <text:p text:style-name="P10">Macchine a memoria distribuita: ogni CPU ha la sua allocazione di memoria</text:p>
          <text:p text:style-name="P10">l'utente / programmatore deve gestire in maniera esplicita la distribuzione dei dati e la loro allocazione</text:p>
        </text:list-item>
        <text:list-item>
          <text:p text:style-name="P10">Tipologie di elaborazione parallela:</text:p>
        </text:list-item>
        <text:list-item>
          <text:p text:style-name="P11">[SISD]: Single Instruction, Single Data (seriale);</text:p>
        </text:list-item>
        <text:list-item>
          <text:p text:style-name="P11">SIMD: Single Instruction, Multiple Data (calcolatori vettoriali);</text:p>
        </text:list-item>
        <text:list-item>
          <text:p text:style-name="P11">MIMD: Multiple Instruction, Multiple Data (ogni CPU esegue istruzioni differenti);</text:p>
        </text:list-item>
        <text:list-item>
          <text:p text:style-name="P12">SPMD: Single Program, Multiple Data (stesso programma su dati differenti).</text:p>
        </text:list-item>
        <text:list-item>
          <text:p text:style-name="P10">Programmazione parallela:</text:p>
          <text:p text:style-name="P10">Occorre sincronizzazione, è più ottimale parallelizzare tutti gli step, spesso cambia l'algoritmo al fine di sfruttare al meglio tutti i processori.</text:p>
        </text:list-item>
        <text:list-item>
          <text:p text:style-name="P10">Paradigmi di programmazione a memoria condivisa:</text:p>
        </text:list-item>
        <text:list-item>
          <text:p text:style-name="P11">HPF: deriva dal Fortran90 ed aggiunge lo statement forall più alcune direttive di decomposizione dei dati (approccio SPMD); parallelizzazione in compilazione;</text:p>
        </text:list-item>
        <text:list-item>
          <text:p text:style-name="P11">OpenMP: librerie per il C che parallelizzano alcune istruzioni (cicli);</text:p>
        </text:list-item>
        <text:list-item>
          <text:p text:style-name="P11">Skeleton: insieme di strutture / modelli tipici delle applicazioni parallele:</text:p>
        </text:list-item>
        <text:list-item>
          <text:p text:style-name="P12">pipeline: scompone una funzione in sottofunzioni eseguibili in parallelo;</text:p>
        </text:list-item>
        <text:list-item>
          <text:p text:style-name="P12">farm: frazionamento del problema in sottoproblemi gestiti dal farmer ed eseguiti dai worker;</text:p>
        </text:list-item>
        <text:list-item>
          <text:p text:style-name="P12">loop: parallelizzazione dei cicli;</text:p>
        </text:list-item>
        <text:list-item>
          <text:p text:style-name="P12">sequenziale ed altri...</text:p>
          <text:p text:style-name="P11">ha il problema delle basse performance.</text:p>
        </text:list-item>
        <text:list-item>
          <text:p text:style-name="P10">Paradigmi di programmazione a memoria distribuita:</text:p>
        </text:list-item>
        <text:list-item>
          <text:p text:style-name="P11">Parallel Virtual Machine: fornisce supporto per un OS distribuito;</text:p>
          <text:p text:style-name="P11">l'utente genera e gestisce i processi;</text:p>
        </text:list-item>
        <text:list-item>
          <text:p text:style-name="P11">Message Passing Interface: è un insieme di specifiche API (diverse implementazioni)</text:p>
          <text:p text:style-name="P11">per gestire Cluster anche eterogenei;</text:p>
          <text:p text:style-name="P11">codice parallelo riusabile e portabile;</text:p>
          <text:p text:style-name="P11">sper sviluppatori di librerie o programmi;</text:p>
          <text:p text:style-name="P11">indipendente dalla piattaforma;</text:p>
          <text:p text:style-name="P11">rende possibile creare sottogruppi di CPU (communicators);</text:p>
          <text:p text:style-name="P11">offre comunicazioni point to point e collettive;</text:p>
        </text:list-item>
      </text:list>
      <text:p text:style-name="P5"/>
      <text:p text:style-name="P5"/>
      <text:p text:style-name="P5"/>
      <text:p text:style-name="P5"/>
      <text:p text:style-name="P5"/>
      <text:p text:style-name="P6">Infrastrutture Grid Computing:</text:p>
      <text:list text:style-name="L5">
        <text:list-item>
          <text:p text:style-name="P13">Cluster: insieme di PC (o Workstation) interconnessi da una rete e collaboranti tra loro.</text:p>
          <text:p text:style-name="P13">La banda sempre maggiore ha permesso di renderli competitivi (soprattuto per i costi) coi supercomputer: la banda cresce di più della potenza di calcolo.</text:p>
        </text:list-item>
        <text:list-item>
          <text:p text:style-name="P13">Pros: performance, scalabilità, throughput, availability, low cost.</text:p>
        </text:list-item>
        <text:list-item>
          <text:p text:style-name="P13">Cons: la rete è il collo di bottiglia, le performance sono inferiori rispetto ai supercomputer.</text:p>
        </text:list-item>
        <text:list-item>
          <text:p text:style-name="P13">Classificazione di Cluster:</text:p>
        </text:list-item>
        <text:list-item>
          <text:p text:style-name="P14">Applicazione: High Performance; High Availability.</text:p>
        </text:list-item>
        <text:list-item>
          <text:p text:style-name="P14">Ownership: Dedicated; Non Dedicated.</text:p>
        </text:list-item>
        <text:list-item>
          <text:p text:style-name="P14">Hardware: PC, Workstation, SMP.</text:p>
        </text:list-item>
        <text:list-item>
          <text:p text:style-name="P14">OS: Linux, Solaris, ..., Microsoft.</text:p>
        </text:list-item>
        <text:list-item>
          <text:p text:style-name="P14">Node Configuration: Homogeneous; Heterogeneous.</text:p>
        </text:list-item>
        <text:list-item>
          <text:p text:style-name="P14">Levels Of Clustering: Group, Departmental, Organizational, National, International.</text:p>
        </text:list-item>
      </text:list>
      <text:p text:style-name="P5"/>
      <text:list text:style-name="L5">
        <text:list-item text:start-value="1">
          <text:p text:style-name="P13">I parametri del grid computing possono essere l'HPC (High Performance Computing) o potenza istantanea e l'HTC (High Throughtput Computing) o throughput.</text:p>
          <text:p text:style-name="P13">L'idea è quella di creare delle comunità di condivisione di risorse simili ad una rete elettrica dove ognuno utilizza, quando gli serve, la potenza di calcolo di cui ha bisogno.</text:p>
        </text:list-item>
        <text:list-item>
          <text:p text:style-name="P13">Nascono così le Virtual Organization: aggregati di risorse / persone che collaborano allo stesso problema.</text:p>
        </text:list-item>
        <text:list-item>
          <text:p text:style-name="P13"><draw:ellipse text:anchor-type="paragraph" draw:z-index="9" draw:style-name="gr1" draw:text-style-name="P15" svg:width="3.158cm" svg:height="1.518cm" svg:x="0.561cm" svg:y="0.542cm"><text:p text:style-name="P15">Custom</text:p><text:p text:style-name="P15">Solution (1990)</text:p></draw:ellipse><draw:ellipse text:anchor-type="paragraph" draw:z-index="10" draw:style-name="gr1" draw:text-style-name="P15" svg:width="3.158cm" svg:height="1.518cm" svg:x="4.371cm" svg:y="0.612cm"><text:p text:style-name="P15">Globus Toolkit</text:p><text:p text:style-name="P15">1997</text:p></draw:ellipse><draw:ellipse text:anchor-type="paragraph" draw:z-index="11" draw:style-name="gr1" draw:text-style-name="P15" svg:width="4.164cm" svg:height="1.518cm" svg:x="8.11cm" svg:y="0.63cm"><text:p text:style-name="P15">Open Grid</text:p><text:p text:style-name="P15">Services Architecture</text:p><text:p text:style-name="P15">2002</text:p></draw:ellipse><draw:ellipse text:anchor-type="paragraph" draw:z-index="12" draw:style-name="gr2" draw:text-style-name="P15" svg:width="3.564cm" svg:height="2.117cm" svg:x="13.067cm" svg:y="0.383cm"><text:p text:style-name="P15">Managed Shared</text:p><text:p text:style-name="P15">Virtual Systems</text:p><text:p text:style-name="P15">(2006?)</text:p></draw:ellipse>Evoluzione:</text:p>
        </text:list-item>
      </text:list>
      <text:p text:style-name="P9"/>
      <text:p text:style-name="P9"/>
      <text:p text:style-name="P9"/>
      <text:p text:style-name="P9"/>
      <text:p text:style-name="P9"/>
      <text:list text:style-name="L5">
        <text:list-item text:start-value="1">
          <text:p text:style-name="P13">Costruire il grid:</text:p>
        </text:list-item>
        <text:list-item>
          <text:p text:style-name="P14">Middleware che rendano il sistema grid enabled;</text:p>
        </text:list-item>
        <text:list-item>
          <text:p text:style-name="P14">Security Mechanism:</text:p>
        </text:list-item>
        <text:list-item>
          <text:p text:style-name="P16">capire chi è resource owner / user;</text:p>
        </text:list-item>
        <text:list-item>
          <text:p text:style-name="P16">flessibilità per gestire molte risorse;</text:p>
        </text:list-item>
        <text:list-item>
          <text:p text:style-name="P14">Programming tools: astazioni e modelli per aggiungere velocità / robustezza allo sviluppo (ricerca di bug e condivisione di codice comuni).</text:p>
        </text:list-item>
        <text:list-item>
          <text:p text:style-name="P14">Tools: per tradurre i requisiti di un'applicazione nei requisiti di risorse; per monitorare, scoprire, concordare, comporre job.</text:p>
        </text:list-item>
      </text:list>
      <text:p text:style-name="P5"/>
      <text:list text:style-name="L5">
        <text:list-item text:start-value="1">
          <text:p text:style-name="P13">Layer:</text:p>
        </text:list-item>
        <text:list-item>
          <text:p text:style-name="P14">Application;</text:p>
        </text:list-item>
        <text:list-item>
          <text:p text:style-name="P14">Collective: coordina multiple risorse;</text:p>
        </text:list-item>
        <text:list-item>
          <text:p text:style-name="P14">Resource: controlla singole risorse;</text:p>
        </text:list-item>
        <text:list-item>
          <text:p text:style-name="P14">Connectivity: comunicazione ed autenticazione;</text:p>
        </text:list-item>
        <text:list-item>
          <text:p text:style-name="P14">Fabric: accesso locale alle risorse.</text:p>
        </text:list-item>
      </text:list>
      <text:p text:style-name="P5"/>
      <text:list text:style-name="L5">
        <text:list-item text:start-value="1">
          <text:p text:style-name="P13">La sicurezza (in Globus Toolkit):</text:p>
          <text:p text:style-name="P13">Autenticazione sicura:</text:p>
        </text:list-item>
        <text:list-item>
          <text:p text:style-name="P14">X.509: tramite mutual authentication;</text:p>
        </text:list-item>
        <text:list-item>
          <text:p text:style-name="P14">Single sign-on e delegation: un sito delega degli utenti, gli utenti delegano i servizi;</text:p>
        </text:list-item>
        <text:list-item>
          <text:p text:style-name="P14">User Proxy: anche lui ha un certificato X.509.</text:p>
        </text:list-item>
        <text:list-item>
          <text:p text:style-name="P13">Sulla sicurezza si appoggiano tre “servizi”:</text:p>
        </text:list-item>
        <text:list-item>
          <text:p text:style-name="P14">Execution Management: GRAM controlla l'esecuzione dei job;</text:p>
        </text:list-item>
        <text:list-item>
          <text:p text:style-name="P14">Information Services: accesso uniforme allo stato delle risorse;</text:p>
        </text:list-item>
        <text:list-item>
          <text:p text:style-name="P17">Data Management: trovare tutta l'informazione rilevante.</text:p>
        </text:list-item>
        <text:list-item>
          <text:p text:style-name="P18">MDS è un insieme di servizi per il monitoring e il discovery delle risorse e dei servizi della griglia,è utile per avere un accesso uniforme a quali risorse sono disponibili,qual'è il loro livello di utilizzo così da controllare il sistema.</text:p>
        </text:list-item>
        <text:list-item>
          <text:p text:style-name="P18">GridFtp è un protocollo basato su FTP,l'estensione riguarda l'integrazione di protocolli sicuri,usando GSI(Grid security infrastructure) per garantire autenticazione,integrità e confidenza.</text:p>
        </text:list-item>
        <text:list-item>
          <text:p text:style-name="P18">RLS (replica location service) è un registro pubblico che memorizza dove si trovano le copie dei dati e ne permette il discovery,la replica è fondamentale per garantire fault tollerance e assicurare disponibilità al sistema,migliorare le prestazioni,evitare latenze e consentire il bilanciamento del car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iccardo Tasso</meta:initial-creator>
    <meta:creation-date>2006-06-27T11:08:19</meta:creation-date>
    <dc:creator>Tommy</dc:creator>
    <dc:date>2006-07-06T14:39:14</dc:date>
    <dc:language>it-IT</dc:language>
    <meta:editing-cycles>9</meta:editing-cycles>
    <meta:editing-duration>PT3H4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9" meta:page-count="5" meta:paragraph-count="126" meta:word-count="1119" meta:character-count="799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P</math:mi>
      </math:msub>
      <math:mo math:stretchy="false">=</math:mo>
      <math:mfrac>
        <math:msub>
          <math:mi>T</math:mi>
          <math:mn>1</math:mn>
        </math:msub>
        <math:msub>
          <math:mi>T</math:mi>
          <math:mi>P</math:mi>
        </math:msub>
      </math:mfrac>
    </math:mrow>
    <math:annotation math:encoding="StarMath 5.0">S_P = T_1 over T_P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>P</math:mi>
      </math:msub>
      <math:mo math:stretchy="false">=</math:mo>
      <math:mfrac>
        <math:msub>
          <math:mi>S</math:mi>
          <math:mi>P</math:mi>
        </math:msub>
        <math:mi>P</math:mi>
      </math:mfrac>
    </math:mrow>
    <math:annotation math:encoding="StarMath 5.0">E_P = S_P over 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o math:stretchy="false">=</math:mo>
      <math:mrow>
        <math:msub>
          <math:mi>T</math:mi>
          <math:mi>S</math:mi>
        </math:msub>
        <math:mo math:stretchy="false"></math:mo>
        <math:msub>
          <math:mi>T</math:mi>
          <math:mi>P</math:mi>
        </math:msub>
      </math:mrow>
    </math:mrow>
    <math:annotation math:encoding="StarMath 5.0">T_1 = T_S + T_P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S</math:mi>
      </math:msub>
      <math:mo math:stretchy="false">=</math:mo>
      <math:mfrac>
        <math:msub>
          <math:mi>T</math:mi>
          <math:mi>S</math:mi>
        </math:msub>
        <math:mrow>
          <math:msub>
            <math:mi>T</math:mi>
            <math:mi>S</math:mi>
          </math:msub>
          <math:mo math:stretchy="false"></math:mo>
          <math:msub>
            <math:mi>T</math:mi>
            <math:mi>P</math:mi>
          </math:msub>
        </math:mrow>
      </math:mfrac>
    </math:mrow>
    <math:annotation math:encoding="StarMath 5.0">f_S = T_S over {T_S + T_P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N</math:mi>
      </math:msub>
      <math:mo math:stretchy="false">=</math:mo>
      <math:mrow>
        <math:msub>
          <math:mi>T</math:mi>
          <math:mi>S</math:mi>
        </math:msub>
        <math:mo math:stretchy="false"></math:mo>
        <math:mfrac>
          <math:msub>
            <math:mi>T</math:mi>
            <math:mi>P</math:mi>
          </math:msub>
          <math:msub>
            <math:mi>T</math:mi>
            <math:mi>N</math:mi>
          </math:msub>
        </math:mfrac>
      </math:mrow>
    </math:mrow>
    <math:annotation math:encoding="StarMath 5.0">T_N = T_S + T_P over T_N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N</math:mi>
      </math:msub>
      <math:mo math:stretchy="false">=</math:mo>
      <math:mfrac>
        <math:mi>N</math:mi>
        <math:mrow>
          <math:mi>N</math:mi>
          <math:mrow>
            <math:msub>
              <math:mi>f</math:mi>
              <math:mi>S</math:mi>
            </math:msub>
            <math:mo math:stretchy="false"></math:mo>
            <math:mrow>
              <math:mo math:stretchy="false"></math:mo>
              <math:mrow>
                <math:mn>1</math:mn>
                <math:mo math:stretchy="false">−</math:mo>
                <math:msub>
                  <math:mi>f</math:mi>
                  <math:mi>S</math:mi>
                </math:msub>
              </math:mrow>
              <math:mo math:stretchy="false"></math:mo>
            </math:mrow>
          </math:mrow>
        </math:mrow>
      </math:mfrac>
    </math:mrow>
    <math:annotation math:encoding="StarMath 5.0">S_N = N over {N {f_S} + (1 - f_S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S</math:mi>
      </math:msub>
      <math:mo math:stretchy="false">=</math:mo>
      <math:mn>0</math:mn>
    </math:mrow>
    <math:annotation math:encoding="StarMath 5.0">f_S = 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row>
            <math:mi>k</math:mi>
            <math:mi>,</math:mi>
            <math:mi>N</math:mi>
          </math:mrow>
          <math:mo math:stretchy="false"></math:mo>
        </math:mrow>
        <math:mo math:stretchy="false">=</math:mo>
        <math:mrow>
          <math:mrow>
            <math:msub>
              <math:mi>T</math:mi>
              <math:mi>S</math:mi>
            </math:msub>
            <math:mo math:stretchy="false"></math:mo>
            <math:mfrac>
              <math:msub>
                <math:mi>T</math:mi>
                <math:mi>P</math:mi>
              </math:msub>
              <math:mi>N</math:mi>
            </math:mfrac>
          </math:mrow>
          <math:mo math:stretchy="false"></math:mo>
          <math:msub>
            <math:mi math:fontstyle="italic">klog</math:mi>
            <math:mn>2</math:mn>
          </math:msub>
        </math:mrow>
      </math:mrow>
      <math:mi>N</math:mi>
    </math:mrow>
    <math:annotation math:encoding="StarMath 5.0">T(k, N) = T_S + T_P over N + klog_2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N</math:mi>
      </math:msub>
      <math:mo math:stretchy="false">=</math:mo>
      <math:mfrac>
        <math:mrow>
          <math:mi>T</math:mi>
          <math:mrow>
            <math:mo math:stretchy="false"></math:mo>
            <math:mrow>
              <math:mn>1,</math:mn>
              <math:mi>k</math:mi>
              <math:mrow>
                <math:mo math:stretchy="false"></math:mo>
                <math:mi>n</math:mi>
                <math:mo math:stretchy="false"></math:mo>
              </math:mrow>
            </math:mrow>
            <math:mo math:stretchy="false"></math:mo>
          </math:mrow>
        </math:mrow>
        <math:mrow>
          <math:mi>T</math:mi>
          <math:mrow>
            <math:mo math:stretchy="false"></math:mo>
            <math:mrow>
              <math:mi>n</math:mi>
              <math:mi>,</math:mi>
              <math:mi>k</math:mi>
              <math:mrow>
                <math:mo math:stretchy="false"></math:mo>
                <math:mi>n</math:mi>
                <math:mo math:stretchy="false"></math:mo>
              </math:mrow>
            </math:mrow>
            <math:mo math:stretchy="false"></math:mo>
          </math:mrow>
        </math:mrow>
      </math:mfrac>
    </math:mrow>
    <math:annotation math:encoding="StarMath 5.0">S_N = {T(1, k(n))}over{T(n, k(n))}</math:annotation>
  </math:semantics>
</math:math>
</file>